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Frame_20_contents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 style:list-style-name="L2"/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21"><text:span text:style-name="T10">do text</text:span></text:p><text:p text:style-name="P21"><text:span text:style-name="T10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2.829cm" draw:z-index="0"><draw:text-box><text:p text:style-name="P4">&lt;%TitreNomPrenom%&gt;<text:line-break/>&lt;%AdresseLigne1%&gt;<text:line-break/>&lt;%AdresseLigne2%&gt;</text:p><text:p text:style-name="P5">RECOMMANDE</text:p><text:p text:style-name="Standard"/><text:p text:style-name="Standard"/><text:p text:style-name="Standard"/><text:p text:style-name="Standard"/><text:p text:style-name="Standard"/><text:p text:style-name="P11"><text:text-input text:description="Riverains">urbanEventObj.RecipientsCadastreCSV()</text:text-input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Avis d'urbanisme</text:p>
      <text:p text:style-name="P15"/>
      <text:p text:style-name="P14">Annexe 26 (article 335) - Art.116 §1er du CWATUPE</text:p>
      <text:p text:style-name="P9">Avis personnel aux propriétaires des immeubles situés dans un rayon de 50 m, à partir des limites d'une parcelle, les informant qu'une demande de permis d'urbanisme a été introduite</text:p>
      <text:p text:style-name="Standard"/>
      <text:p text:style-name="P3"><text:span text:style-name="T3"><office:annotation><dc:creator>Gauthier Bastien</dc:creator><dc:date>2011-01-13T14:56:41</dc:date><text:p text:style-name="P21"><text:span text:style-name="T10">do text</text:span></text:p><text:p text:style-name="P21"><text:span text:style-name="T10">from document(at=reference, format='odt')</text:span></text:p></office:annotation></text:span>Import depuis reference.odt</text:p>
      <text:p text:style-name="Standard"/>
      <text:p text:style-name="P8"><office:annotation><dc:creator>Gauthier Bastien</dc:creator><dc:date>2011-02-16T16:12:24</dc:date><text:p text:style-name="P21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1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8"><text:span text:style-name="T5">Objet :</text:span> <text:text-input text:description="Objet des travaux">self.getLicenceSubject()</text:text-input></text:p>
      <text:p text:style-name="P8"><text:span text:style-name="T5">Situation :</text:span> <text:text-input text:description="Situation des travaux">self.getWorkLocationSignaletic()</text:text-input></text:p>
      <text:p text:style-name="Standard"><text:span text:style-name="T5">Référence cadastrale</text:span> : <text:text-input text:description="Parcelles">self.getPortionOutsText()</text:text-input></text:p>
      <text:p text:style-name="P8"/>
      <text:p text:style-name="P13">Madame, Monsieur,</text:p>
      <text:p text:style-name="P12"/>
      <text:p text:style-name="P6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P6"/>
      <text:p text:style-name="P6"><office:annotation><dc:creator>Gauthier Bastien</dc:creator><dc:date>2011-02-25T09:32:36</dc:date><text:p text:style-name="P21"><text:span text:style-name="T10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self.getPortionOutsText()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P6"><office:annotation><dc:creator>Gauthier Bastien</dc:creator><dc:date>2011-02-25T09:32:36</dc:date><text:p text:style-name="P21"><text:span text:style-name="T10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self.getPortionOutsText()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P6"><office:annotation><dc:creator>Stéphan Geulette</dc:creator><dc:date>2011-04-11T16:21:24</dc:date><text:p text:style-name="P19"><text:span text:style-name="T6">do text if len(self.getInvestigationArticles()) &gt; 1</text:span></text:p></office:annotation><text:line-break/>Cette construction tombe sous l’application des articles <text:text-input text:description="Numéros des articles">self.displayValue(self.listInvestigationArticles(), self.getInvestigationArticles())</text:text-input> du C.W.A.T.U.P.E.:</text:p>
      <text:p text:style-name="P6"><office:annotation><dc:creator>Stéphan Geulette</dc:creator><dc:date>2011-04-11T16:21:24</dc:date><text:p text:style-name="P19"><text:span text:style-name="T6">do text if len(self.getInvestigationArticles()) == 1</text:span></text:p></office:annotation><text:line-break/>Cette construction tombe sous l’application de l'article <text:text-input text:description="Numéros des articles">self.displayValue(self.listInvestigationArticles(), self.getInvestigationArticles())</text:text-input> du C.W.A.T.U.P.E.:</text:p>
      <text:p text:style-name="P6"/>
      <text:section text:style-name="Sect1" text:name="Section2">
        <text:list xml:id="list1791469748" text:style-name="L2">
          <text:list-item>
            <text:p text:style-name="P18"><office:annotation><dc:creator>Stéphan Geulette</dc:creator><dc:date>2011-04-11T21:05:37</dc:date><text:p text:style-name="P20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19"><text:span text:style-name="T6">do text</text:span></text:p><text:p text:style-name="P19"><text:span text:style-name="T6">from xhtml(self.getTerm('investigationarticles', article).getFormattedDescription(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P6"/>
      <text:p text:style-name="P6">Les réclamations et observations écrites sont à adresser au Collège Communal, du <text:text-input text:description="Date début d'enquête">tool.formatDate(self.getInvestigationStart())</text:text-input> au <text:text-input text:description="Date fin enquête">tool.formatDate(self.getInvestigationEnd())</text:text-input> inclus.</text:p>
      <text:p text:style-name="P6"/>
      <text:p text:style-name="Standard"><text:soft-page-break/><text:span text:style-name="T4"><office:annotation><dc:creator>Gauthier Bastien</dc:creator><dc:date>2011-02-25T11:04:01</dc:date><text:p text:style-name="P21"><text:span text:style-name="T10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text:line-break/></text:span><text:span text:style-name="T4"><office:annotation><dc:creator>Gauthier Bastien</dc:creator><dc:date>2011-02-25T11:04:01</dc:date><text:p text:style-name="P21"><text:span text:style-name="T10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line-break/><text:span text:style-name="T4">Le dossier peut être consulté à l’administration Communale pendant les heures d'ouverture du service. </text:span></text:p>
      <text:p text:style-name="P8"/>
      <text:p text:style-name="P12">Demeurant à votre disposition, nous vous prions d'agréer, Madame, Monsieur, nos salutations distinguées.</text:p>
      <text:p text:style-name="P8"/>
      <text:p text:style-name="P8"/>
      <text:p text:style-name="P1"><office:annotation><dc:creator>Gauthier Bastien</dc:creator><dc:date>2011-01-13T14:56:41</dc:date><text:p text:style-name="P21"><text:span text:style-name="T10">do text</text:span></text:p><text:p text:style-name="P21"><text:span text:style-name="T10">from document(at=signatures, format='odt')</text:span></text:p></office:annotation><text:span text:style-name="T1">Import depuis signatures.odt</text:span></text:p>
      <text:p text:style-name="P8"/>
      <text:p text:style-name="P8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7T10:37:25</meta:creation-date>
    <dc:date>2011-04-11T21:20:26</dc:date>
    <dc:language>fr-FR</dc:language>
    <meta:editing-cycles>81</meta:editing-cycles>
    <meta:editing-duration>PT41H49M09S</meta:editing-duration>
    <dc:creator>Stéphan Geulette</dc:creator>
    <meta:document-statistic meta:table-count="0" meta:image-count="0" meta:object-count="0" meta:page-count="2" meta:paragraph-count="27" meta:word-count="283" meta:character-count="2624"/>
    <meta:user-defined meta:name="Info 1"/>
    <meta:user-defined meta:name="Info 2"/>
    <meta:user-defined meta:name="Info 3"/>
    <meta:user-defined meta:name="Info 4"/>
  </office:meta>
</office:document-meta>
</file>